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ML</text:p>
          </table:table-cell>
          <table:table-cell office:value-type="string" calcext:value-type="string">
            <text:p>NormFixed</text:p>
          </table:table-cell>
          <table:table-cell office:value-type="string" calcext:value-type="string">
            <text:p>ParamLimits</text:p>
          </table:table-cell>
          <table:table-cell office:value-type="string" calcext:value-type="string">
            <text:p>Ncalls</text:p>
          </table:table-cell>
          <table:table-cell office:value-type="string" calcext:value-type="string">
            <text:p>Chi2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ef0s</text:p>
          </table:table-cell>
          <table:table-cell office:value-type="string" calcext:value-type="string">
            <text:p>Imf0s</text:p>
          </table:table-cell>
          <table:table-cell office:value-type="string" calcext:value-type="string">
            <text:p>d0s</text:p>
          </table:table-cell>
          <table:table-cell office:value-type="string" calcext:value-type="string">
            <text:p>Ref0t</text:p>
          </table:table-cell>
          <table:table-cell office:value-type="string" calcext:value-type="string">
            <text:p>Imf0t</text:p>
          </table:table-cell>
          <table:table-cell office:value-type="string" calcext:value-type="string">
            <text:p>d0t</text:p>
          </table:table-cell>
          <table:table-cell/>
          <table:table-cell office:value-type="string" calcext:value-type="string">
            <text:p>Norm1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3</text:p>
          </table:table-cell>
          <table:table-cell office:value-type="string" calcext:value-type="string">
            <text:p>Norm4</text:p>
          </table:table-cell>
          <table:table-cell office:value-type="string" calcext:value-type="string">
            <text:p>Norm5</text:p>
          </table:table-cell>
          <table:table-cell office:value-type="string" calcext:value-type="string">
            <text:p>Norm6</text:p>
          </table:table-cell>
          <table:table-cell office:value-type="string" calcext:value-type="string">
            <text:p>Norm7</text:p>
          </table:table-cell>
          <table:table-cell office:value-type="string" calcext:value-type="string">
            <text:p>Norm8</text:p>
          </table:table-cell>
          <table:table-cell office:value-type="string" calcext:value-type="string">
            <text:p>Norm9</text:p>
          </table:table-cell>
          <table:table-cell office:value-type="string" calcext:value-type="string">
            <text:p>Norm1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0160714" calcext:value-type="float">
            <text:p>2016071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56" calcext:value-type="float">
            <text:p>956</text:p>
          </table:table-cell>
          <table:table-cell office:value-type="float" office:value="149.225" calcext:value-type="float">
            <text:p>149.225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.46" calcext:value-type="float">
            <text:p>1.4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305354" calcext:value-type="float">
            <text:p>0.305354</text:p>
          </table:table-cell>
          <table:table-cell office:value-type="float" office:value="2.84433" calcext:value-type="float">
            <text:p>2.84433</text:p>
          </table:table-cell>
          <table:table-cell office:value-type="float" office:value="-1.58964" calcext:value-type="float">
            <text:p>-1.58964</text:p>
          </table:table-cell>
          <table:table-cell office:value-type="float" office:value="-0.371886" calcext:value-type="float">
            <text:p>-0.371886</text:p>
          </table:table-cell>
          <table:table-cell office:value-type="float" office:value="4.99999" calcext:value-type="float">
            <text:p>4.99999</text:p>
          </table:table-cell>
          <table:table-cell office:value-type="float" office:value="0.45931" calcext:value-type="float">
            <text:p>0.45931</text:p>
          </table:table-cell>
          <table:table-cell office:value-type="float" office:value="1.13207" calcext:value-type="float">
            <text:p>1.13207</text:p>
          </table:table-cell>
          <table:table-cell office:value-type="float" office:value="-2.52257" calcext:value-type="float">
            <text:p>-2.5225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897766" calcext:value-type="float">
            <text:p>0.0897766</text:p>
          </table:table-cell>
          <table:table-cell office:value-type="float" office:value="0.455252" calcext:value-type="float">
            <text:p>0.455252</text:p>
          </table:table-cell>
          <table:table-cell office:value-type="float" office:value="0.184969" calcext:value-type="float">
            <text:p>0.184969</text:p>
          </table:table-cell>
          <table:table-cell office:value-type="float" office:value="0.0933946" calcext:value-type="float">
            <text:p>0.0933946</text:p>
          </table:table-cell>
          <table:table-cell office:value-type="float" office:value="12.4467" calcext:value-type="float">
            <text:p>12.4467</text:p>
          </table:table-cell>
          <table:table-cell office:value-type="float" office:value="0.356571" calcext:value-type="float">
            <text:p>0.356571</text:p>
          </table:table-cell>
          <table:table-cell office:value-type="float" office:value="0.771139" calcext:value-type="float">
            <text:p>0.771139</text:p>
          </table:table-cell>
          <table:table-cell office:value-type="float" office:value="2.64199" calcext:value-type="float">
            <text:p>2.64199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0160717" calcext:value-type="float">
            <text:p>2016071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30" calcext:value-type="float">
            <text:p>1130</text:p>
          </table:table-cell>
          <table:table-cell office:value-type="float" office:value="140.707" calcext:value-type="float">
            <text:p>140.707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.0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362375" calcext:value-type="float">
            <text:p>0.362375</text:p>
          </table:table-cell>
          <table:table-cell office:value-type="float" office:value="1.85516" calcext:value-type="float">
            <text:p>1.85516</text:p>
          </table:table-cell>
          <table:table-cell office:value-type="float" office:value="-1.87039" calcext:value-type="float">
            <text:p>-1.87039</text:p>
          </table:table-cell>
          <table:table-cell office:value-type="float" office:value="-0.189691" calcext:value-type="float">
            <text:p>-0.189691</text:p>
          </table:table-cell>
          <table:table-cell office:value-type="float" office:value="5" calcext:value-type="float">
            <text:p>5</text:p>
          </table:table-cell>
          <table:table-cell office:value-type="float" office:value="0.0233297" calcext:value-type="float">
            <text:p>0.0233297</text:p>
          </table:table-cell>
          <table:table-cell office:value-type="float" office:value="0.330131" calcext:value-type="float">
            <text:p>0.330131</text:p>
          </table:table-cell>
          <table:table-cell office:value-type="float" office:value="-0.73635" calcext:value-type="float">
            <text:p>-0.736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835595" calcext:value-type="float">
            <text:p>0.0835595</text:p>
          </table:table-cell>
          <table:table-cell office:value-type="float" office:value="0.385801" calcext:value-type="float">
            <text:p>0.385801</text:p>
          </table:table-cell>
          <table:table-cell office:value-type="float" office:value="0.288684" calcext:value-type="float">
            <text:p>0.288684</text:p>
          </table:table-cell>
          <table:table-cell office:value-type="float" office:value="0.215326" calcext:value-type="float">
            <text:p>0.215326</text:p>
          </table:table-cell>
          <table:table-cell office:value-type="float" office:value="7.06972" calcext:value-type="float">
            <text:p>7.06972</text:p>
          </table:table-cell>
          <table:table-cell office:value-type="float" office:value="0.130302" calcext:value-type="float">
            <text:p>0.130302</text:p>
          </table:table-cell>
          <table:table-cell office:value-type="float" office:value="0.256123" calcext:value-type="float">
            <text:p>0.256123</text:p>
          </table:table-cell>
          <table:table-cell office:value-type="float" office:value="7.72873" calcext:value-type="float">
            <text:p>7.72873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0160717" calcext:value-type="float">
            <text:p>20160717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159" calcext:value-type="float">
            <text:p>1159</text:p>
          </table:table-cell>
          <table:table-cell office:value-type="float" office:value="145.776" calcext:value-type="float">
            <text:p>145.776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.0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349136" calcext:value-type="float">
            <text:p>0.349136</text:p>
          </table:table-cell>
          <table:table-cell office:value-type="float" office:value="2.91367" calcext:value-type="float">
            <text:p>2.91367</text:p>
          </table:table-cell>
          <table:table-cell office:value-type="float" office:value="-1.54395" calcext:value-type="float">
            <text:p>-1.54395</text:p>
          </table:table-cell>
          <table:table-cell office:value-type="float" office:value="-0.351697" calcext:value-type="float">
            <text:p>-0.351697</text:p>
          </table:table-cell>
          <table:table-cell office:value-type="float" office:value="5" calcext:value-type="float">
            <text:p>5</text:p>
          </table:table-cell>
          <table:table-cell office:value-type="float" office:value="0.407628" calcext:value-type="float">
            <text:p>0.407628</text:p>
          </table:table-cell>
          <table:table-cell office:value-type="float" office:value="9.72243" calcext:value-type="float">
            <text:p>9.72243</text:p>
          </table:table-cell>
          <table:table-cell office:value-type="float" office:value="-2.55293" calcext:value-type="float">
            <text:p>-2.5529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403718" calcext:value-type="float">
            <text:p>0.403718</text:p>
          </table:table-cell>
          <table:table-cell office:value-type="float" office:value="0.190058" calcext:value-type="float">
            <text:p>0.190058</text:p>
          </table:table-cell>
          <table:table-cell office:value-type="float" office:value="0.19166" calcext:value-type="float">
            <text:p>0.19166</text:p>
          </table:table-cell>
          <table:table-cell office:value-type="float" office:value="2.04582" calcext:value-type="float">
            <text:p>2.04582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829001" calcext:value-type="float">
            <text:p>0.829001</text:p>
          </table:table-cell>
          <table:table-cell office:value-type="float" office:value="3.61145" calcext:value-type="float">
            <text:p>3.61145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0160717" calcext:value-type="float">
            <text:p>201607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49" calcext:value-type="float">
            <text:p>2249</text:p>
          </table:table-cell>
          <table:table-cell office:value-type="float" office:value="166.27" calcext:value-type="float">
            <text:p>166.27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.46" calcext:value-type="float">
            <text:p>1.4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818644" calcext:value-type="float">
            <text:p>0.818644</text:p>
          </table:table-cell>
          <table:table-cell office:value-type="float" office:value="4.63902" calcext:value-type="float">
            <text:p>4.63902</text:p>
          </table:table-cell>
          <table:table-cell office:value-type="float" office:value="0.947584" calcext:value-type="float">
            <text:p>0.947584</text:p>
          </table:table-cell>
          <table:table-cell office:value-type="float" office:value="-0.314022" calcext:value-type="float">
            <text:p>-0.314022</text:p>
          </table:table-cell>
          <table:table-cell office:value-type="float" office:value="-3.22854" calcext:value-type="float">
            <text:p>-3.22854</text:p>
          </table:table-cell>
          <table:table-cell office:value-type="float" office:value="-0.00910137" calcext:value-type="float">
            <text:p>-0.00910137</text:p>
          </table:table-cell>
          <table:table-cell office:value-type="float" office:value="0.361417" calcext:value-type="float">
            <text:p>0.361417</text:p>
          </table:table-cell>
          <table:table-cell office:value-type="float" office:value="9.99998" calcext:value-type="float">
            <text:p>9.9999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772875" calcext:value-type="float">
            <text:p>0.0772875</text:p>
          </table:table-cell>
          <table:table-cell office:value-type="float" office:value="0.830124" calcext:value-type="float">
            <text:p>0.830124</text:p>
          </table:table-cell>
          <table:table-cell office:value-type="float" office:value="0.44777" calcext:value-type="float">
            <text:p>0.44777</text:p>
          </table:table-cell>
          <table:table-cell office:value-type="float" office:value="0.530678" calcext:value-type="float">
            <text:p>0.530678</text:p>
          </table:table-cell>
          <table:table-cell office:value-type="float" office:value="3.77707" calcext:value-type="float">
            <text:p>3.77707</text:p>
          </table:table-cell>
          <table:table-cell office:value-type="float" office:value="0.509485" calcext:value-type="float">
            <text:p>0.509485</text:p>
          </table:table-cell>
          <table:table-cell office:value-type="float" office:value="0.263287" calcext:value-type="float">
            <text:p>0.263287</text:p>
          </table:table-cell>
          <table:table-cell office:value-type="float" office:value="19.5782" calcext:value-type="float">
            <text:p>19.5782</text:p>
          </table:table-cell>
          <table:table-cell/>
          <table:table-cell office:value-type="float" office:value="0.989695" calcext:value-type="float">
            <text:p>0.989695</text:p>
          </table:table-cell>
          <table:table-cell office:value-type="float" office:value="0.995202" calcext:value-type="float">
            <text:p>0.995202</text:p>
          </table:table-cell>
          <table:table-cell office:value-type="float" office:value="0.994786" calcext:value-type="float">
            <text:p>0.994786</text:p>
          </table:table-cell>
          <table:table-cell office:value-type="float" office:value="0.988597" calcext:value-type="float">
            <text:p>0.988597</text:p>
          </table:table-cell>
          <table:table-cell office:value-type="float" office:value="0.988014" calcext:value-type="float">
            <text:p>0.988014</text:p>
          </table:table-cell>
          <table:table-cell office:value-type="float" office:value="0.995804" calcext:value-type="float">
            <text:p>0.995804</text:p>
          </table:table-cell>
          <table:table-cell office:value-type="float" office:value="0.994983" calcext:value-type="float">
            <text:p>0.994983</text:p>
          </table:table-cell>
          <table:table-cell office:value-type="float" office:value="0.988319" calcext:value-type="float">
            <text:p>0.988319</text:p>
          </table:table-cell>
          <table:table-cell office:value-type="float" office:value="0.994223" calcext:value-type="float">
            <text:p>0.994223</text:p>
          </table:table-cell>
          <table:table-cell office:value-type="float" office:value="0.985863" calcext:value-type="float">
            <text:p>0.98586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0160717" calcext:value-type="float">
            <text:p>201607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282" calcext:value-type="float">
            <text:p>4282</text:p>
          </table:table-cell>
          <table:table-cell office:value-type="float" office:value="150.487" calcext:value-type="float">
            <text:p>150.487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.0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457175" calcext:value-type="float">
            <text:p>0.457175</text:p>
          </table:table-cell>
          <table:table-cell office:value-type="float" office:value="1.82068" calcext:value-type="float">
            <text:p>1.82068</text:p>
          </table:table-cell>
          <table:table-cell office:value-type="float" office:value="-0.630421" calcext:value-type="float">
            <text:p>-0.630421</text:p>
          </table:table-cell>
          <table:table-cell office:value-type="float" office:value="0.0617374" calcext:value-type="float">
            <text:p>0.0617374</text:p>
          </table:table-cell>
          <table:table-cell office:value-type="float" office:value="-4.99999" calcext:value-type="float">
            <text:p>-4.99999</text:p>
          </table:table-cell>
          <table:table-cell office:value-type="float" office:value="-0.325307" calcext:value-type="float">
            <text:p>-0.325307</text:p>
          </table:table-cell>
          <table:table-cell office:value-type="float" office:value="-0.254449" calcext:value-type="float">
            <text:p>-0.254449</text:p>
          </table:table-cell>
          <table:table-cell office:value-type="float" office:value="-2.75197" calcext:value-type="float">
            <text:p>-2.75197</text:p>
          </table:table-cell>
          <table:table-cell/>
          <table:table-cell office:value-type="float" office:value="0.983505" calcext:value-type="float">
            <text:p>0.983505</text:p>
          </table:table-cell>
          <table:table-cell office:value-type="float" office:value="0.981665" calcext:value-type="float">
            <text:p>0.981665</text:p>
          </table:table-cell>
          <table:table-cell office:value-type="float" office:value="0.983745" calcext:value-type="float">
            <text:p>0.983745</text:p>
          </table:table-cell>
          <table:table-cell office:value-type="float" office:value="0.985265" calcext:value-type="float">
            <text:p>0.985265</text:p>
          </table:table-cell>
          <table:table-cell office:value-type="float" office:value="0.986047" calcext:value-type="float">
            <text:p>0.986047</text:p>
          </table:table-cell>
          <table:table-cell office:value-type="float" office:value="0.983161" calcext:value-type="float">
            <text:p>0.983161</text:p>
          </table:table-cell>
          <table:table-cell office:value-type="float" office:value="0.978753" calcext:value-type="float">
            <text:p>0.978753</text:p>
          </table:table-cell>
          <table:table-cell office:value-type="float" office:value="0.983312" calcext:value-type="float">
            <text:p>0.983312</text:p>
          </table:table-cell>
          <table:table-cell office:value-type="float" office:value="0.987724" calcext:value-type="float">
            <text:p>0.987724</text:p>
          </table:table-cell>
          <table:table-cell office:value-type="float" office:value="0.984086" calcext:value-type="float">
            <text:p>0.98408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813356" calcext:value-type="float">
            <text:p>0.0813356</text:p>
          </table:table-cell>
          <table:table-cell office:value-type="float" office:value="0.428365" calcext:value-type="float">
            <text:p>0.428365</text:p>
          </table:table-cell>
          <table:table-cell office:value-type="float" office:value="0.560778" calcext:value-type="float">
            <text:p>0.560778</text:p>
          </table:table-cell>
          <table:table-cell office:value-type="float" office:value="0.584995" calcext:value-type="float">
            <text:p>0.584995</text:p>
          </table:table-cell>
          <table:table-cell office:value-type="float" office:value="7.82613" calcext:value-type="float">
            <text:p>7.82613</text:p>
          </table:table-cell>
          <table:table-cell office:value-type="float" office:value="0.165507" calcext:value-type="float">
            <text:p>0.165507</text:p>
          </table:table-cell>
          <table:table-cell office:value-type="float" office:value="0.0977574" calcext:value-type="float">
            <text:p>0.0977574</text:p>
          </table:table-cell>
          <table:table-cell office:value-type="float" office:value="1.23259" calcext:value-type="float">
            <text:p>1.2325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2:22:05.651432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0:48:04.212761824</meta:creation-date>
    <meta:generator>LibreOffice/5.1.4.2$Linux_X86_64 LibreOffice_project/10m0$Build-2</meta:generator>
    <dc:date>2016-07-18T12:25:08.364396620</dc:date>
    <meta:editing-duration>PT22M40S</meta:editing-duration>
    <meta:editing-cycles>13</meta:editing-cycles>
    <meta:document-statistic meta:table-count="1" meta:cell-count="239" meta:object-count="0"/>
  </office:meta>
</office:document-meta>
</file>